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37a" officeooo:paragraph-rsid="0006437a"/>
    </style:style>
    <style:style style:name="P2" style:family="paragraph" style:parent-style-name="Standard">
      <style:text-properties officeooo:rsid="0006fd13" officeooo:paragraph-rsid="0006fd13"/>
    </style:style>
    <style:style style:name="P3" style:family="paragraph" style:parent-style-name="Text_20_body">
      <style:text-properties officeooo:rsid="000b0180" officeooo:paragraph-rsid="000b0180"/>
    </style:style>
    <style:style style:name="P4" style:family="paragraph" style:parent-style-name="Text_20_body">
      <style:text-properties officeooo:rsid="00102f7e" officeooo:paragraph-rsid="00102f7e"/>
    </style:style>
    <style:style style:name="P5" style:family="paragraph" style:parent-style-name="Text_20_body">
      <style:text-properties officeooo:rsid="0013cc1a" officeooo:paragraph-rsid="0013cc1a"/>
    </style:style>
    <style:style style:name="P6" style:family="paragraph" style:parent-style-name="Text_20_body">
      <style:text-properties officeooo:rsid="0013e4f5" officeooo:paragraph-rsid="0013e4f5"/>
    </style:style>
    <style:style style:name="P7" style:family="paragraph" style:parent-style-name="Text_20_body">
      <style:text-properties officeooo:rsid="001964c9" officeooo:paragraph-rsid="001964c9"/>
    </style:style>
    <style:style style:name="P8" style:family="paragraph" style:parent-style-name="Text_20_body">
      <style:text-properties officeooo:rsid="000a24ec" officeooo:paragraph-rsid="000b0180"/>
    </style:style>
    <style:style style:name="P9" style:family="paragraph" style:parent-style-name="Text_20_body">
      <style:text-properties officeooo:rsid="001e991a" officeooo:paragraph-rsid="001e991a"/>
    </style:style>
    <style:style style:name="P10" style:family="paragraph" style:parent-style-name="Text_20_body">
      <style:text-properties officeooo:rsid="001f5bdc" officeooo:paragraph-rsid="001f5bdc"/>
    </style:style>
    <style:style style:name="P11" style:family="paragraph" style:parent-style-name="Text_20_body">
      <style:text-properties officeooo:paragraph-rsid="0013e4f5"/>
    </style:style>
    <style:style style:name="P12" style:family="paragraph" style:parent-style-name="Text_20_body">
      <style:text-properties officeooo:rsid="000cac1d" officeooo:paragraph-rsid="000cac1d"/>
    </style:style>
    <style:style style:name="P13" style:family="paragraph" style:parent-style-name="Text_20_body">
      <style:text-properties officeooo:rsid="000cac1d" officeooo:paragraph-rsid="00223e81"/>
    </style:style>
    <style:style style:name="P14" style:family="paragraph" style:parent-style-name="Text_20_body">
      <style:text-properties officeooo:rsid="00218900" officeooo:paragraph-rsid="00218900"/>
    </style:style>
    <style:style style:name="P15" style:family="paragraph" style:parent-style-name="Text_20_body">
      <style:text-properties officeooo:rsid="00171c10" officeooo:paragraph-rsid="00171c10"/>
    </style:style>
    <style:style style:name="P16" style:family="paragraph" style:parent-style-name="Text_20_body">
      <style:text-properties officeooo:rsid="00223e81" officeooo:paragraph-rsid="00223e81"/>
    </style:style>
    <style:style style:name="P17" style:family="paragraph" style:parent-style-name="Text_20_body">
      <style:text-properties officeooo:rsid="00262de6" officeooo:paragraph-rsid="00262de6"/>
    </style:style>
    <style:style style:name="P18" style:family="paragraph" style:parent-style-name="Text_20_body">
      <style:text-properties officeooo:rsid="0027e045" officeooo:paragraph-rsid="0027e045"/>
    </style:style>
    <style:style style:name="P19" style:family="paragraph" style:parent-style-name="Text_20_body">
      <style:text-properties officeooo:rsid="00289477" officeooo:paragraph-rsid="00289477"/>
    </style:style>
    <style:style style:name="P20" style:family="paragraph" style:parent-style-name="Heading_20_2">
      <style:text-properties officeooo:paragraph-rsid="000b0180"/>
    </style:style>
    <style:style style:name="P21" style:family="paragraph" style:parent-style-name="Heading_20_2">
      <style:text-properties officeooo:rsid="00218900" officeooo:paragraph-rsid="00218900"/>
    </style:style>
    <style:style style:name="P22" style:family="paragraph" style:parent-style-name="Heading_20_2">
      <style:text-properties officeooo:rsid="000a24ec" officeooo:paragraph-rsid="000a24ec"/>
    </style:style>
    <style:style style:name="P23" style:family="paragraph" style:parent-style-name="Heading_20_1">
      <style:text-properties officeooo:paragraph-rsid="000b0180"/>
    </style:style>
    <style:style style:name="P24" style:family="paragraph" style:parent-style-name="Heading_20_1">
      <style:paragraph-properties fo:break-before="page"/>
      <style:text-properties officeooo:paragraph-rsid="000a24ec"/>
    </style:style>
    <style:style style:name="T1" style:family="text">
      <style:text-properties officeooo:rsid="000b0180"/>
    </style:style>
    <style:style style:name="T2" style:family="text">
      <style:text-properties officeooo:rsid="000d89d9"/>
    </style:style>
    <style:style style:name="T3" style:family="text">
      <style:text-properties officeooo:rsid="00102f7e"/>
    </style:style>
    <style:style style:name="T4" style:family="text">
      <style:text-properties officeooo:rsid="0013e4f5"/>
    </style:style>
    <style:style style:name="T5" style:family="text">
      <style:text-properties officeooo:rsid="0017a0c1"/>
    </style:style>
    <style:style style:name="T6" style:family="text">
      <style:text-properties officeooo:rsid="00215ab5"/>
    </style:style>
    <style:style style:name="T7" style:family="text">
      <style:text-properties officeooo:rsid="0023444a"/>
    </style:style>
    <style:style style:name="T8" style:family="text">
      <style:text-properties officeooo:rsid="0027e045"/>
    </style:style>
    <style:style style:name="T9" style:family="text">
      <style:text-properties officeooo:rsid="002d0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Xen</text:h>
      <text:h text:style-name="Heading_20_2" text:outline-level="2"><text:span text:style-name="T5">s</text:span>torage</text:h>
      <text:p text:style-name="P7">LVM thin</text:p>
      <text:p text:style-name="P7"><text:a xlink:type="simple" xlink:href="https://www.google.com/search?q=Xen+LVM+thin" text:style-name="Internet_20_link" text:visited-style-name="Visited_20_Internet_20_Link">https://www.google.com/search?q=Xen+LVM+thin</text:a></text:p>
      <text:h text:style-name="P20" text:outline-level="2"><text:span text:style-name="T1">n</text:span>etwork</text:h>
      <text:p text:style-name="P3"><text:a xlink:type="simple" xlink:href="https://www.google.com/search?q=Xen+Networking" text:style-name="Internet_20_link" text:visited-style-name="Visited_20_Internet_20_Link">https://www.google.com/search?q=Xen+Networking</text:a></text:p>
      <text:p text:style-name="P8"><text:a xlink:type="simple" xlink:href="https://www.google.com/search?q=ubuntu+15.10+stop+network-manager" text:style-name="Internet_20_link" text:visited-style-name="Visited_20_Internet_20_Link">https://www.google.com/search?q=ubuntu+15.10+stop+network-manager</text:a></text:p>
      <text:h text:style-name="Heading_20_2" text:outline-level="2">Windows paravirt</text:h>
      <text:p text:style-name="P10"><text:a xlink:type="simple" xlink:href="http://wiki.xen.org/wiki/Xen_Windows_GplPv" text:style-name="Internet_20_link" text:visited-style-name="Visited_20_Internet_20_Link">http://wiki.xen.org/wiki/Xen_Windows_GplPv</text:a></text:p>
      <text:p text:style-name="P9"><text:a xlink:type="simple" xlink:href="https://www.google.com/search?q=Xen+Windows+paravirtualization" text:style-name="Internet_20_link" text:visited-style-name="Visited_20_Internet_20_Link">https://www.google.com/search?q=Xen+Windows+paravirtualization</text:a></text:p>
      <text:p text:style-name="P9"/>
      <text:h text:style-name="P21" text:outline-level="2">GPU</text:h>
      <text:p text:style-name="P12"><text:a xlink:type="simple" xlink:href="http://xenbits.xen.org/docs/unstable/man/xl.cfg.5.html" text:style-name="Internet_20_link" text:visited-style-name="Visited_20_Internet_20_Link">http://xenbits.xen.org/docs/unstable/man/xl.cfg.5.html</text:a></text:p>
      <text:h text:style-name="Heading_20_3" text:outline-level="3">SDL viewer</text:h>
      <text:p text:style-name="P16"><text:a xlink:type="simple" xlink:href="https://www.google.com/search?q=Xen+SDL+viewer" text:style-name="Internet_20_link" text:visited-style-name="Visited_20_Internet_20_Link">https://www.google.com/search?q=Xen+SDL+viewer</text:a></text:p>
      <text:p text:style-name="P17"><text:a xlink:type="simple" xlink:href="https://www.suse.com/documentation/sles11/book_xen/data/sec_xen_config_vnc.html" text:style-name="Internet_20_link" text:visited-style-name="Visited_20_Internet_20_Link">https://www.suse.com/documentation/sles11/book_xen/data/sec_xen_config_vnc.html</text:a></text:p>
      <text:p text:style-name="P17">'''you might want to use SDL instead of VNC viewer. VNC viewer is faster for viewing desktops over a network, but SDL is faster for viewing desktops from the same computer.'''</text:p>
      <text:p text:style-name="P13"/>
      <text:h text:style-name="Heading_20_3" text:outline-level="3"><text:span text:style-name="T2">Xen </text:span>paravirtual framebuffer?</text:h>
      <text:p text:style-name="P5"><text:a xlink:type="simple" xlink:href="https://www.google.com/search?q=Xen+paravirtual+framebuffer" text:style-name="Internet_20_link" text:visited-style-name="Visited_20_Internet_20_Link">https://www.google.com/search?q=Xen+paravirtual+framebuffer</text:a></text:p>
      <text:p text:style-name="P14"><text:span text:style-name="T9">VNC M</text:span>ouse <text:span text:style-name="T9">fix</text:span></text:p>
      <text:p text:style-name="P14"><text:a xlink:type="simple" xlink:href="http://xen.1045712.n5.nabble.com/vnc-mouse-out-of-sync-td2588371.html" text:style-name="Internet_20_link" text:visited-style-name="Visited_20_Internet_20_Link">http://xen.1045712.n5.nabble.com/vnc-mouse-out-of-sync-td2588371.html</text:a></text:p>
      <text:p text:style-name="P14"/>
      <text:p text:style-name="P5"/>
      <text:h text:style-name="Heading_20_2" text:outline-level="2"><text:soft-page-break/><text:span text:style-name="T3">a</text:span>udio</text:h>
      <text:p text:style-name="P4"><text:a xlink:type="simple" xlink:href="https://forums.linuxmint.com/viewtopic.php?t=154717" text:style-name="Internet_20_link" text:visited-style-name="Visited_20_Internet_20_Link">https://forums.linuxmint.com/viewtopic.php?t=154717</text:a></text:p>
      <text:p text:style-name="P6">'''Here is a tutorial on how to enable sound in a Windows VM running on a Xen hypervisor: <text:a xlink:type="simple" xlink:href="http://forums.linuxmint.com/viewtopic.php?f=42&amp;t=160527" text:style-name="Internet_20_link" text:visited-style-name="Visited_20_Internet_20_Link">http://forums.linuxmint.com/viewtopic.php?f=42&amp;t=160527</text:a>.</text:p>
      <text:p text:style-name="P11"><text:span text:style-name="T4">The method above uses "jack" in both Windows domU and Linux dom0 to tunnel the sound through the network </text:span>bridge.<text:span text:style-name="T4">'''</text:span></text:p>
      <text:h text:style-name="Heading_20_2" text:outline-level="2"><text:span text:style-name="T8">USB</text:span> devices</text:h>
      <text:p text:style-name="P18">Xen USB Passthrough</text:p>
      <text:p text:style-name="P19">http://wiki.xenproject.org/wiki/Xen_USB_Passthrough</text:p>
      <text:p text:style-name="P15">mic<text:span text:style-name="T6">rophone</text:span></text:p>
      <text:h text:style-name="P24" text:outline-level="1">KVM</text:h>
      <text:h text:style-name="P22" text:outline-level="2">network</text:h>
      <text:h text:style-name="P21" text:outline-level="2">GPU</text:h>
      <text:p text:style-name="P1"><text:a xlink:type="simple" xlink:href="https://www.google.com/search?q=KVM+virtio-gpu" text:style-name="Internet_20_link" text:visited-style-name="Visited_20_Internet_20_Link">https://www.google.com/search?q=KVM+virtio-gpu</text:a></text:p>
      <text:p text:style-name="P2"><text:a xlink:type="simple" xlink:href="https://www.kraxel.org/slides/qemu-gfx/" text:style-name="Internet_20_link" text:visited-style-name="Visited_20_Internet_20_Link">https://www.kraxel.org/slides/qemu-gfx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5:57:49.273858257</meta:creation-date>
    <dc:date>2016-03-09T22:13:01.540619799</dc:date>
    <meta:editing-duration>PT52M51S</meta:editing-duration>
    <meta:editing-cycles>39</meta:editing-cycles>
    <meta:generator>LibreOffice/5.0.5.2$Linux_X86_64 LibreOffice_project/00m0$Build-2</meta:generator>
    <meta:document-statistic meta:table-count="0" meta:image-count="0" meta:object-count="0" meta:page-count="3" meta:paragraph-count="33" meta:word-count="110" meta:character-count="1342" meta:non-whitespace-character-count="1265"/>
  </office:meta>
</office:document-meta>
</file>